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Poster.enqueue( Subscription subscription , Objec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andlerPoster.HandlerPoster( EventBus eventBus , Looper looper , int maxMillisInsideHandl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Poster.handleMessage( Message ms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